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2.6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line-through-mode="continuous" style:font-weight-asian="normal" style:font-name="Liberation Sans" fo:font-size="10pt" fo:font-weight="normal" style:text-underline-style="none" style:text-underline-color="font-color" style:text-line-through-type="none" fo:font-style="normal" style:text-outline="false" fo:text-shadow="none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ENTO</text:p>
          </table:table-cell>
          <table:table-cell/>
          <table:table-cell office:value-type="string" calcext:value-type="string">
            <text:p>TAB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pleado</text:p>
          </table:table-cell>
          <table:table-cell office:value-type="string" calcext:value-type="string">
            <text:p>Preson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erificar si existe DNI en persona</text:p>
            <text:p>Si existe, lanzar excepcion.</text:p>
          </table:table-cell>
          <table:table-cell office:value-type="string" calcext:value-type="string">
            <text:p>Verificar si existe DNI en empleado</text:p>
            <text:p><text:span text:style-name="T2">Si existe, lanzar excepcion.</text:span>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erificar si existe NEW.DNI en persona</text:p>
            <text:p><text:span text:style-name="T1">Si existe, lanzar excepcion.</text:span></text:p>
          </table:table-cell>
          <table:table-cell office:value-type="string" calcext:value-type="string">
            <text:p>Verficar si existe NEW.DNI en empleado</text:p>
            <text:p><text:span text:style-name="T2">Si existe, lanzar excepcion.</text:span></text:p>
          </table:table-cell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1:05:44.158346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24:08.763098908</meta:creation-date>
    <dc:date>2020-05-02T11:28:59.222795084</dc:date>
    <meta:editing-duration>PT14M4S</meta:editing-duration>
    <meta:editing-cycles>2</meta:editing-cycles>
    <meta:generator>LibreOffice/6.4.2.2$Linux_X86_64 LibreOffice_project/40$Build-2</meta:generator>
    <meta:document-statistic meta:table-count="1" meta:cell-count="17" meta:object-count="0"/>
  </office:meta>
</office:document-meta>
</file>